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, 'Droid Sans Mono', monospace, monospace, 'Droid Sans Fallback'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7db35" officeooo:paragraph-rsid="0007db35"/>
    </style:style>
    <style:style style:name="P2" style:family="paragraph" style:parent-style-name="Standard">
      <style:text-properties fo:color="#000000" style:font-name="Noto Sans" fo:font-size="12pt" fo:font-weight="normal" officeooo:rsid="0007db35" officeooo:paragraph-rsid="0007db35" fo:background-color="transparent"/>
    </style:style>
    <style:style style:name="P3" style:family="paragraph" style:parent-style-name="Standard">
      <style:paragraph-properties style:line-height-at-least="0.582cm"/>
      <style:text-properties fo:color="#000000" style:font-name="Noto Sans" fo:font-size="12pt" fo:font-weight="normal" officeooo:rsid="0007db35" officeooo:paragraph-rsid="0007db35" fo:background-color="transparent"/>
    </style:style>
    <style:style style:name="P4" style:family="paragraph" style:parent-style-name="Standard">
      <style:paragraph-properties style:line-height-at-least="0.582cm"/>
      <style:text-properties fo:color="#000000" style:font-name="Noto Sans" fo:font-size="12pt" fo:font-weight="normal" fo:background-color="transparent"/>
    </style:style>
    <style:style style:name="P5" style:family="paragraph" style:parent-style-name="Standard">
      <style:paragraph-properties style:line-height-at-least="0.582cm"/>
      <style:text-properties fo:color="#000000" style:font-name="Noto Sans" fo:font-size="12pt" fo:font-weight="normal" officeooo:rsid="000bad4d" officeooo:paragraph-rsid="000bad4d" fo:background-color="transparent"/>
    </style:style>
    <style:style style:name="P6" style:family="paragraph" style:parent-style-name="Standard">
      <style:paragraph-properties style:line-height-at-least="0.582cm"/>
      <style:text-properties fo:color="#000000" style:font-name="Noto Sans" fo:background-color="transparent"/>
    </style:style>
    <style:style style:name="P7" style:family="paragraph" style:parent-style-name="Standard">
      <style:paragraph-properties style:line-height-at-least="0.582cm"/>
      <style:text-properties fo:color="#000000" style:font-name="Noto Sans" officeooo:rsid="0007db35" officeooo:paragraph-rsid="0007db35" fo:background-color="transparent"/>
    </style:style>
    <style:style style:name="P8" style:family="paragraph" style:parent-style-name="Standard">
      <style:text-properties style:font-name="Noto Sans" officeooo:paragraph-rsid="0007db35"/>
    </style:style>
    <style:style style:name="P9" style:family="paragraph" style:parent-style-name="Standard">
      <style:text-properties style:font-name="Noto Sans" officeooo:rsid="0007db35" officeooo:paragraph-rsid="0007db35"/>
    </style:style>
    <style:style style:name="T1" style:family="text">
      <style:text-properties officeooo:rsid="0007db35"/>
    </style:style>
    <style:style style:name="T2" style:family="text">
      <style:text-properties officeooo:rsid="000bad4d"/>
    </style:style>
    <style:style style:name="T3" style:family="text">
      <style:text-properties officeooo:rsid="000cb5bb"/>
    </style:style>
    <style:style style:name="T4" style:family="text">
      <style:text-properties officeooo:rsid="000da5c3"/>
    </style:style>
    <style:style style:name="T5" style:family="text">
      <style:text-properties officeooo:rsid="000f5c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RIP : Real I</text:span>nstantaneous <text:span text:style-name="T1">Peeler</text:span></text:p>
      <text:p text:style-name="P8"/>
      <text:p text:style-name="P9">THE WATERMELLON PEELER</text:p>
      <text:p text:style-name="P9"/>
      <text:p text:style-name="P2">Catch phrase : RIP watermellon skin since 1888.</text:p>
      <text:p text:style-name="P6"/>
      <text:p text:style-name="P4"><text:span text:style-name="T1">This product is t</text:span>he Apple of the watermellon peeling. <text:span text:style-name="T1">The base product, the RIP, costs ONLY 1099£ and the cheap poor edition, the RIP XS, ONLY 999£. But if you want to shine, you can use our customizer online at </text:span><text:a xlink:type="simple" xlink:href="http://www.watermellon-rip.com/" text:style-name="Internet_20_link" text:visited-style-name="Visited_20_Internet_20_Link"><text:span text:style-name="T1">www.watermellon-rip.com</text:span></text:a><text:span text:style-name="T1"> and purchase the RIP XL for a whooping 10099£ (don’t miss the extra 0).</text:span></text:p>
      <text:p text:style-name="P4"/>
      <text:p text:style-name="P3">All of them are trained by professional fruit ninja peeler. It uses in-house special algorithms to peel off watermallon skins. It <text:span text:style-name="T2">also</text:span> uses special optics to detect if what you put inside it is a watermellon, if not, it triggers an alarm that will wake up anyone from a deep slumber at 4 A.M., <text:span text:style-name="T2">especially your agry neighbours. </text:span>These optics ensures a <text:span text:style-name="T3">stunning </text:span>precision of about 1 banana (not tested yet) <text:span text:style-name="T3">unit</text:span>.</text:p>
      <text:p text:style-name="P6"/>
      <text:p text:style-name="P7">If you are a busy person, you may use our custom Apple app, not available on any other OS, <text:span text:style-name="T2">if there are any to speak of; </text:span>to control your RIP from anywhere (even from Tombouctou) to ensure the freshness of your watermellon peeling.</text:p>
      <text:p text:style-name="P7"/>
      <text:p text:style-name="P7">Please believe us, and our backers, which <text:span text:style-name="T5">trusted and</text:span> funded us 200 years ago on Kickstarters <text:span text:style-name="T4">and have not received their product yet </text:span>, when we say : “It will change your life”, hopefully for the better.</text:p>
      <text:p text:style-name="P7"/>
      <text:p text:style-name="P5">François Tristan</text:p>
      <text:p text:style-name="P5">Marais Etienne</text:p>
      <text:p text:style-name="P5">Durand Xavier</text:p>
      <text:p text:style-name="P5">Moine Alexandre</text:p>
      <text:p text:style-name="P5">Desmaretz Félix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, 'Droid Sans Mono', monospace, monospace, 'Droid Sans Fallback'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5:17:05.934489915</meta:creation-date>
    <dc:date>2019-01-29T15:35:44.361183310</dc:date>
    <meta:editing-duration>PT5M36S</meta:editing-duration>
    <meta:editing-cycles>5</meta:editing-cycles>
    <meta:generator>LibreOffice/6.1.4.2$Linux_X86_64 LibreOffice_project/10$Build-2</meta:generator>
    <meta:document-statistic meta:table-count="0" meta:image-count="0" meta:object-count="0" meta:page-count="1" meta:paragraph-count="12" meta:word-count="233" meta:character-count="1322" meta:non-whitespace-character-count="1101"/>
  </office:meta>
</office:document-meta>
</file>